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Arial, sans-serif" fo:font-weight="bold" style:font-weight-asian="bold" fo:color="#000000" fo:font-size="11pt" style:font-size-asian="11pt"/>
    </style:style>
    <style:style style:name="P2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3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4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5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6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7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8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9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10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11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12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13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 fo:font-size="11pt" style:font-size-asian="11pt"/>
    </style:style>
    <style:style style:name="P14" style:parent-style-name="Textbody" style:family="paragraph">
      <style:paragraph-properties fo:margin-bottom="0in" fo:line-height="137%"/>
      <style:text-properties style:font-name="Arial, sans-serif" fo:font-weight="bold" style:font-weight-asian="bold" fo:color="#000000"/>
    </style:style>
    <style:style style:name="P15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16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17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18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19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20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21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22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23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24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25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26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27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28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29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  <style:style style:name="P30" style:parent-style-name="Textbody" style:family="paragraph">
      <style:paragraph-properties fo:margin-bottom="0in" fo:line-height="137%"/>
      <style:text-properties style:font-name="Arial, sans-serif" fo:color="#000000" fo:font-size="11pt" style:font-size-asian="11pt"/>
    </style:style>
  </office:automatic-styles>
  <office:body>
    <office:text text:use-soft-page-breaks="true">
      <text:p text:style-name="P1"><text:bookmark-start text:name="docs-internal-guid-1f58089f-7fff-4a7c-a6"/><text:bookmark-end text:name="docs-internal-guid-1f58089f-7fff-4a7c-a6"/>Useful commands in Linux:</text:p>
      <text:p text:style-name="Textbody"/>
      <text:p text:style-name="P2">1 cd </text:p>
      <text:p text:style-name="P3">2 mkdir</text:p>
      <text:p text:style-name="P4">3 touch</text:p>
      <text:p text:style-name="P5">4 ls </text:p>
      <text:p text:style-name="P6">5 mv </text:p>
      <text:p text:style-name="P7">6 cp </text:p>
      <text:p text:style-name="P8">7 mv</text:p>
      <text:p text:style-name="P9">8 echo </text:p>
      <text:p text:style-name="P10">9 cat </text:p>
      <text:p text:style-name="P11">10 more</text:p>
      <text:p text:style-name="P12">11 mv </text:p>
      <text:p text:style-name="P13">12 rm </text:p>
      <text:p text:style-name="Textbody"/>
      <text:p text:style-name="P14">Exercise: File Manipulation and Navigation</text:p>
      <text:p text:style-name="Textbody"/>
      <text:p text:style-name="P15">1. Navigate to your home directory using the terminal.</text:p>
      <text:p text:style-name="Textbody"/>
      <text:p text:style-name="P16">2. Create a new directory called "LinuxPractice" inside your home directory.</text:p>
      <text:p text:style-name="Textbody"/>
      <text:p text:style-name="P17">3. Navigate into the "LinuxPractice" directory.</text:p>
      <text:p text:style-name="Textbody"/>
      <text:p text:style-name="P18">4. Create three new empty text files: "file1.txt", "file2.txt", and "file3.txt".</text:p>
      <text:p text:style-name="Textbody"/>
      <text:p text:style-name="P19">5. List the files in the directory to confirm they were created.</text:p>
      <text:p text:style-name="Textbody"/>
      <text:p text:style-name="P20">6. Rename "file1.txt" to "renamed_file.txt".</text:p>
      <text:p text:style-name="Textbody"/>
      <text:p text:style-name="P21">7. Create a copy of "renamed_file.txt" and name it "duplicate_file.txt".</text:p>
      <text:p text:style-name="Textbody"/>
      <text:p text:style-name="P22">8. Move "duplicate_file.txt" to your home directory.</text:p>
      <text:p text:style-name="Textbody"/>
      <text:p text:style-name="P23">9. Display the contents of "renamed_file.txt" using a pager (e.g., `less` or `more`).</text:p>
      <text:p text:style-name="Textbody"/>
      <text:p text:style-name="P24">10. Append the phrase "This is some appended text." to the end of "renamed_file.txt".</text:p>
      <text:p text:style-name="Textbody"/>
      <text:soft-page-break/>
      <text:p text:style-name="P25">11. Display the contents of "renamed_file.txt" again, this time using a different pager.</text:p>
      <text:p text:style-name="Textbody"/>
      <text:p text:style-name="P26">12. Delete "file2.txt" and "file3.txt" from the "LinuxPractice" directory.</text:p>
      <text:p text:style-name="Textbody"/>
      <text:p text:style-name="P27">13. Create a new directory called "Backup" within the "LinuxPractice" directory.</text:p>
      <text:p text:style-name="Textbody"/>
      <text:p text:style-name="P28">14. Move "renamed_file.txt" into the "Backup" directory.</text:p>
      <text:p text:style-name="Textbody"/>
      <text:p text:style-name="P29">15. Navigate to your home directory.</text:p>
      <text:p text:style-name="Textbody"/>
      <text:p text:style-name="P30">16. Delete the entire "LinuxPractice" directory and its contents.</text:p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רגיל" style:display-name="רגיל" style:family="paragraph">
      <style:paragraph-properties style:writing-mode="rl-tb"/>
      <style:text-properties fo:hyphenate="false"/>
    </style:style>
    <style:style style:name="גופןברירתהמחדלשלפיסקה" style:display-name="גופן ברירת המחדל של פיסקה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רשימה" style:display-name="רשימה" style:family="paragraph" style:parent-style-name="Textbody">
      <style:text-properties fo:hyphenate="false"/>
    </style:style>
    <style:style style:name="כיתוב" style:display-name="כיתוב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מנחם גרטנר</meta:initial-creator>
    <dc:creator>מנחם גרטנר</dc:creator>
    <meta:creation-date>2023-08-17T08:55:00Z</meta:creation-date>
    <dc:date>2023-08-17T08:56:00Z</dc:date>
    <meta:template xlink:href="Normal" xlink:type="simple"/>
    <meta:editing-cycles>2</meta:editing-cycles>
    <meta:editing-duration>PT120S</meta:editing-duration>
    <meta:document-statistic meta:page-count="2" meta:paragraph-count="2" meta:word-count="207" meta:character-count="1243" meta:row-count="8" meta:non-whitespace-character-count="1038"/>
  </office:meta>
</office:document-meta>
</file>